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3091in"/>
    </style:style>
    <style:style style:name="co7" style:family="table-column">
      <style:table-column-properties fo:break-before="auto" style:column-width="3.1783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6201in"/>
    </style:style>
    <style:style style:name="co10" style:family="table-column">
      <style:table-column-properties fo:break-before="auto" style:column-width="1.398in"/>
    </style:style>
    <style:style style:name="co11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3" style:family="table-cell" style:parent-style-name="Default">
      <style:table-cell-properties fo:background-color="#00ff00"/>
      <style:text-properties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7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Test status of all Rascal tests (located in lang/rascal/tests)</text:p>
          </table:table-cell>
          <table:table-cell table:style-name="ce9" table:number-columns-repeated="6"/>
          <table:table-cell table:style-name="ce15"/>
          <table:table-cell table:style-name="ce1" table:number-columns-repeated="1016"/>
        </table:table-row>
        <table:table-row table:style-name="ro1">
          <table:table-cell table:style-name="ce1"/>
          <table:table-cell table:style-name="ce9" table:number-columns-repeated="6"/>
          <table:table-cell table:style-name="ce15"/>
          <table:table-cell table:style-name="ce1" table:number-columns-repeated="1016"/>
        </table:table-row>
        <table:table-row table:style-name="ro1">
          <table:table-cell table:style-name="ce1"/>
          <table:table-cell table:style-name="ce9" office:value-type="string" calcext:value-type="string">
            <text:p>Tests</text:p>
          </table:table-cell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Ignored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Percentage</text:p>
          </table:table-cell>
          <table:table-cell table:style-name="ce9"/>
          <table:table-cell table:style-name="ce15" office:value-type="string" calcext:value-type="string">
            <text:p>Remarks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10" table:number-columns-repeated="4"/>
          <table:table-cell table:style-name="ce9" office:value-type="string" calcext:value-type="string">
            <text:p>Success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3" office:value-type="string" calcext:value-type="string">
            <text:p>TEST STATUS</text:p>
          </table:table-cell>
          <table:table-cell table:style-name="ce11" table:formula="of:=SUM([.B9:.B76])" office:value-type="float" office:value="3217" calcext:value-type="float">
            <text:p>3217</text:p>
          </table:table-cell>
          <table:table-cell table:style-name="ce11" table:formula="of:=SUM([.C9:.C76])" office:value-type="float" office:value="39" calcext:value-type="float">
            <text:p>39</text:p>
          </table:table-cell>
          <table:table-cell table:style-name="ce11" table:formula="of:=SUM([.D9:.D76])" office:value-type="float" office:value="12" calcext:value-type="float">
            <text:p>12</text:p>
          </table:table-cell>
          <table:table-cell table:style-name="ce11" table:formula="of:=SUM([.E9:.E76])" office:value-type="float" office:value="11" calcext:value-type="float">
            <text:p>11</text:p>
          </table:table-cell>
          <table:table-cell table:style-name="ce14" table:formula="of:=ROUND(([.B5]-[.C5])/[.B5]; 4)" office:value-type="percentage" office:value="0.9879" calcext:value-type="percentage">
            <text:p>98.79%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functionality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AccumulatingTest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6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liasTests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7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nnotatio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ssignmentTest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BacktrackingTests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CallTests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3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TC: not yet supported pattern in kw parameter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mprehensionTests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18" office:value-type="string" calcext:value-type="string">
            <text:p>Empty comprehensions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ncretePatternTests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18" office:value-type="string" calcext:value-type="string">
            <text:p>TC: enumeration of optionals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ncretePatternTests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8"/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ConcreteSyntaxTests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style-name="ce19"/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ConcretePatternTests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8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DataDeclarationTests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20"/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DatatypeTests</text:p>
          </table:table-cell>
          <table:table-cell table:style-name="ce5" office:value-type="float" office:value="698" calcext:value-type="float">
            <text:p>69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DeclarationTest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 commented out: No shadowing of locals allowed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FunctionCompositionTests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string" calcext:value-type="string">
            <text:p>func_add_func not implemented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 calcext:value-type="string">
            <text:p>InterpolationTests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021"/>
        </table:table-row>
        <table:table-row table:style-name="ro1">
          <table:table-cell table:style-name="ce4" office:value-type="string" calcext:value-type="string">
            <text:p>PatternTests</text:p>
          </table:table-cell>
          <table:table-cell table:style-name="ce4" office:value-type="float" office:value="335" calcext:value-type="float">
            <text:p>335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PatternTestsList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atternTestsDescendant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rojection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RangeTest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style-name="ce5" office:value-type="string" calcext:value-type="string">
            <text:p>Some 1. == 1.0 comparisons fail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ReducerTest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gExpTest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Scope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9 tests commented out: No shadowing of locals allowed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etMatchTests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MatchTests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atementTests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0" office:value-type="string" calcext:value-type="string">
            <text:p>COMP: fail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ubscriptTest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ryCatchTest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VisitTests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4"/>
          <table:table-cell table:style-name="ce5" office:value-type="string" calcext:value-type="string">
            <text:p>string visits on strings</text:p>
          </table:table-cell>
          <table:table-cell table:style-name="ce5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asi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oolean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 commented out.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Equality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Function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s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x TODO for more tests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Location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p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Matching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4"/>
          <table:table-cell table:style-name="ce5" office:value-type="string" calcext:value-type="string">
            <text:p>TC</text:p>
          </table:table-cell>
          <table:table-cell table:style-name="ce5" table:number-columns-repeated="1016"/>
        </table:table-row>
        <table:table-row table:style-name="ro1">
          <table:table-cell table:style-name="ce5" office:value-type="string" calcext:value-type="string">
            <text:p>Memoiz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Node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TC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olvedIssu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s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uple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ibrar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lang/csv/CSVIOTests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lang/json/JSONIOTests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Boolea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GraphTest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Test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RelationTests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Tests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pTes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thTests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NodeTest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NumberTest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lationTests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Tests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Tests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ValueIOTests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mbiguity</text:p>
          </table:table-cell>
          <table:table-cell table:style-name="ce5" table:number-columns-repeated="6"/>
          <table:table-cell table:style-name="ce5" office:value-type="string" calcext:value-type="string">
            <text:p>Compiler: nosuchkey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APIGen</text:p>
          </table:table-cell>
          <table:table-cell table:style-name="ce4" table:number-columns-repeated="1023"/>
        </table:table-row>
        <table:table-row table:style-name="ro1">
          <table:table-cell table:style-name="ce7" office:value-type="string" calcext:value-type="string">
            <text:p>Boolean</text:p>
          </table:table-cell>
          <table:table-cell table:style-name="ce12" table:number-columns-repeated="1023"/>
        </table:table-row>
        <table:table-row table:style-name="ro1">
          <table:table-cell table:style-name="ce8" office:value-type="string" calcext:value-type="string">
            <text:p>DateTim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Exception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Grammar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IO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List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ListRelation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Map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Messag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Nod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Origins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ParseTre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Prelud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Relation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Set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String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Typ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ToString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Traversal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Tupl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ValueIO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Benchmark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Eval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FileSystem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Highlight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LOC</text:p>
          </table:table-cell>
          <table:table-cell table:style-name="ce12" table:number-columns-repeated="6"/>
          <table:table-cell table:style-name="ce12" office:value-type="string" calcext:value-type="string">
            <text:p>compiler: noSuchKey</text:p>
          </table:table-cell>
          <table:table-cell table:style-name="ce12" table:number-columns-repeated="1016"/>
        </table:table-row>
        <table:table-row table:style-name="ro1">
          <table:table-cell table:style-name="ce7" office:value-type="string" calcext:value-type="string">
            <text:p>util::Math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Mayb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Monitor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PriorityQueu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Reflective</text:p>
          </table:table-cell>
          <table:table-cell table:style-name="ce12" table:number-columns-repeated="6"/>
          <table:table-cell table:style-name="ce12" office:value-type="string" calcext:value-type="string">
            <text:p>compiler: noSuchKey</text:p>
          </table:table-cell>
          <table:table-cell table:style-name="ce12" table:number-columns-repeated="1016"/>
        </table:table-row>
        <table:table-row table:style-name="ro1">
          <table:table-cell table:style-name="ce7" office:value-type="string" calcext:value-type="string">
            <text:p>util::ShellExec</text:p>
          </table:table-cell>
          <table:table-cell table:style-name="ce12" table:number-columns-repeated="1023"/>
        </table:table-row>
        <table:table-row table:style-name="ro1">
          <table:table-cell table:style-name="ce8" office:value-type="string" calcext:value-type="string">
            <text:p>util::Webserver</text:p>
          </table:table-cell>
          <table:table-cell table:style-name="ce12" table:number-columns-repeated="1023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2"/>
        <table:table-row table:style-name="ro1">
          <table:table-cell table:style-name="ce21" office:value-type="string" calcext:value-type="string">
            <text:p>TESTS RUN AT $2014-11-18T10:54:05.107+00:00$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Locations.rsc|: 24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lang/csv/CSVIOTests.rsc|: 10 tests executed; 8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ListRelations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basic/Memoization.rsc|(450,183,&lt;26,0&gt;,&lt;35,1&gt;): FALSE test fails for arguments: {"襪࡝骝೎"(false)}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lang/csv/CSVIOTests.rsc|(1952,191,&lt;65,0&gt;,&lt;69,1&gt;): FALSE Internal compiler error: Instruction execution: instruction: STOREVARDEREF 0, 0; message: nullnull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lang/csv/CSVIOTests.rsc|(1686,96,&lt;59,0&gt;,&lt;59,96&gt;): FALSE Internal compiler error: Instruction execution: instruction: STOREVARDEREF 0, 0; message: nullnulltest fails for arguments: {&lt;"","7",1108000786,false,0.3593135130428837&gt;,&lt;"G2u1","",1514905527,false,0.6893027321365439&gt;}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lang/csv/CSVIOTests.rsc|(1622,62,&lt;57,0&gt;,&lt;57,62&gt;): FALSE Internal compiler error: Instruction execution: instruction: STOREVARDEREF 0, 0; message: nullnulltest fails for arguments: {&lt;|tmp:///5QD|,0.8197245092514364&gt;,&lt;|tmp:///|,0.8449333859494952&gt;}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lang/csv/CSVIOTests.rsc|(1451,87,&lt;54,0&gt;,&lt;54,87&gt;): FALSE Internal compiler error: Instruction execution: instruction: STOREVARDEREF 0, 0; message: nullnulltest fails for arguments: {&lt;(),-826232368&gt;}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lang/csv/CSVIOTests.rsc|(1367,83,&lt;53,0&gt;,&lt;53,83&gt;): FALSE Internal compiler error: Instruction execution: instruction: STOREVARDEREF 0, 0; message: nullnulltest fails for arguments: {&lt;{},-2088818054&gt;,&lt;{},1403637461&gt;,&lt;{},2064873414&gt;}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lang/csv/CSVIOTests.rsc|(1281,85,&lt;52,0&gt;,&lt;52,85&gt;): FALSE Internal compiler error: Instruction execution: instruction: STOREVARDEREF 0, 0; message: nullnulltest fails for arguments: {&lt;[],793427815&gt;}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lang/csv/CSVIOTests.rsc|(1201,79,&lt;51,0&gt;,&lt;51,79&gt;): FALSE Internal compiler error: Instruction execution: instruction: STOREVARDEREF 0, 0; message: nullnulltest fails for arguments: {&lt;"",941209523&gt;}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lang/csv/CSVIOTests.rsc|(1132,68,&lt;50,0&gt;,&lt;50,68&gt;): FALSE Internal compiler error: Instruction execution: instruction: STOREVARDEREF 0, 0; message: nullnulltest fails for arguments: {&lt;|tmp:///|,-1078012510&gt;,&lt;|tmp:///|,-46499535&gt;,&lt;|tmp:///|,54113553&gt;,&lt;|tmp:///8|,1966903902&gt;} 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SUMMARY: 3401 tests executed; 13 failed; 9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ang/json/JSONIOTests.rsc|(1312,51,&lt;34,0&gt;,&lt;34,51&gt;): FALSE Internal compiler error: Instruction execution: instruction: LOADVAR 0, 0; message: nullnulltest fails for arguments: f2(1905401427)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ang/json/JSONIOTests.rsc|(1260,51,&lt;33,0&gt;,&lt;33,51&gt;): FALSE Internal compiler error: Instruction execution: instruction: LOADVAR 0, 0; message: nullnulltest fails for arguments: rec1(f1(-2002991012,""),f1(2008921213,"k§«"))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ang/json/JSONIOTests.rsc|(1208,50,&lt;31,0&gt;,&lt;31,50&gt;): FALSE test fails for arguments: "⤵䖽"({},"q",({}:(():|tmp:///|)),0.7277759930052403)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ang/json/JSONIOTests.rsc|(887,47,&lt;25,0&gt;,&lt;25,47&gt;): FALSE test fails for arguments: |tmp:///be/B0|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ValueIOTests.rsc|(1832,95,&lt;55,0&gt;,&lt;55,95&gt;): FALSE Internal compiler error: Instruction execution: instruction: LOADVAR 0, 0; message: nullnull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RangeTests.rsc|(2054,80,&lt;49,0&gt;,&lt;49,80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RangeTests.rsc|(1979,73,&lt;48,0&gt;,&lt;48,73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RangeTests.rsc|(1894,83,&lt;47,0&gt;,&lt;47,83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RangeTests.rsc|(1814,78,&lt;46,0&gt;,&lt;46,78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SUMMARY: 3156 tests executed; 34 failed; 12 ignored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CallTests.rsc|: Module contains errors!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FunctionCompositionTests.rsc|: Java("CompilerError","Internal compiler error: In function lang::rascal::tests::functionality::FunctionCompositionTests/composedOverloadedFunctions()#0 : No enum constant org.rascalmpl.library.experiments.Compiler.RVM.Interpreter.RascalPrimitive.overloaded_compose_overloaded")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ang/csv/CSVIOTests.rsc|: Module contains errors!</text:p>
          </table:table-cell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Rascal Files" table:style-name="ta1">
        <table:table-column table:style-name="co6" table:default-cell-style-name="ce24"/>
        <table:table-column table:style-name="co4" table:number-columns-repeated="1023" table:default-cell-style-name="ce24"/>
        <table:table-row table:style-name="ro1">
          <table:table-cell table:style-name="ce15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4" table:number-columns-repeated="1019" table:default-cell-style-name="ce31"/>
        <table:table-row table:style-name="ro1">
          <table:table-cell table:style-name="ce25" office:value-type="string" calcext:value-type="string">
            <text:p>Status of source code of all tests</text:p>
          </table:table-cell>
          <table:table-cell table:style-name="ce32" office:value-type="string" calcext:value-type="string">
            <text:p>TC= type checker</text:p>
          </table:table-cell>
          <table:table-cell table:style-name="ce32" office:value-type="string" calcext:value-type="string">
            <text:p>CMP=compiler</text:p>
          </table:table-cell>
          <table:table-cell table:style-name="ce32" office:value-type="string" calcext:value-type="string">
            <text:p><text:span text:style-name="T1">TCTests</text:span></text:p>
          </table:table-cell>
          <table:table-cell table:style-name="ce34" table:number-columns-repeated="1020"/>
        </table:table-row>
        <table:table-row table:style-name="ro1">
          <table:table-cell table:style-name="ce25"/>
          <table:table-cell table:style-name="ce32" table:number-columns-repeated="3"/>
          <table:table-cell table:style-name="ce34" table:number-columns-repeated="1020"/>
        </table:table-row>
        <table:table-row table:style-name="ro1">
          <table:table-cell table:style-name="ce26" office:value-type="string" calcext:value-type="string">
            <text:p>Used during clean-up of tests, this has been completed</text:p>
          </table:table-cell>
          <table:table-cell table:style-name="ce33" table:number-columns-repeated="3"/>
          <table:table-cell table:style-name="ce38" table:number-columns-repeated="1020"/>
        </table:table-row>
        <table:table-row table:style-name="ro1">
          <table:table-cell table:style-name="ce25"/>
          <table:table-cell table:style-name="ce32" table:number-columns-repeated="3"/>
          <table:table-cell table:style-name="ce34" table:number-columns-repeated="1020"/>
        </table:table-row>
        <table:table-row table:style-name="ro1">
          <table:table-cell table:style-name="ce27" office:value-type="string" calcext:value-type="string">
            <text:p>Goal: no commented out tests; good formatting</text:p>
          </table:table-cell>
          <table:table-cell table:style-name="ce34" table:number-columns-repeated="1023"/>
        </table:table-row>
        <table:table-row table:style-name="ro1">
          <table:table-cell table:style-name="ce28"/>
          <table:table-cell table:style-name="ce34" table:number-columns-repeated="1023"/>
        </table:table-row>
        <table:table-row table:style-name="ro1">
          <table:table-cell table:style-name="ce27" office:value-type="string" calcext:value-type="string">
            <text:p>Green only means: clean-up don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but may contain TODOs and tests may fail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4" table:number-columns-repeated="1023"/>
        </table:table-row>
        <table:table-row table:style-name="ro1">
          <table:table-cell table:style-name="ce28" office:value-type="string" calcext:value-type="string">
            <text:p>Runtime test</text:p>
          </table:table-cell>
          <table:table-cell table:style-name="ce34" office:value-type="string" calcext:value-type="string">
            <text:p>Clean up done?</text:p>
          </table:table-cell>
          <table:table-cell table:style-name="ce34" office:value-type="string" calcext:value-type="string">
            <text:p>Notes</text:p>
          </table:table-cell>
          <table:table-cell table:style-name="ce34" office:value-type="string" calcext:value-type="string">
            <text:p>Static test exists?</text:p>
          </table:table-cell>
          <table:table-cell table:style-name="ce34" office:value-type="string" calcext:value-type="string">
            <text:p>Clean up done?</text:p>
          </table:table-cell>
          <table:table-cell table:style-name="ce34" table:number-columns-repeated="1019"/>
        </table:table-row>
        <table:table-row table:style-name="ro1">
          <table:table-cell table:style-name="ce15"/>
          <table:table-cell table:style-name="ce35" office:value-type="string" calcext:value-type="string">
            <text:p>(!= all tests pass)</text:p>
          </table:table-cell>
          <table:table-cell table:style-name="ce35" table:number-columns-repeated="2"/>
          <table:table-cell table:style-name="ce35" office:value-type="string" calcext:value-type="string">
            <text:p>(!= all tests pass)</text:p>
          </table:table-cell>
          <table:table-cell table:style-name="ce35" table:number-columns-repeated="1019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9" office:value-type="string" calcext:value-type="string">
            <text:p>functionality/AccumulatingTests.rsc</text:p>
          </table:table-cell>
          <table:table-cell table:style-name="ce36"/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functionality/AliasTests.rsc</text:p>
          </table:table-cell>
          <table:table-cell table:style-name="ce36"/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functionality/AnnotationTests.rsc</text:p>
          </table:table-cell>
          <table:table-cell table:style-name="ce36"/>
          <table:table-cell table:style-name="Default"/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functionality/AssignmentTests.rsc</text:p>
          </table:table-cell>
          <table:table-cell table:style-name="ce36"/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functionality/BackTrackingTest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functionality/CallTests.rsc</text:p>
          </table:table-cell>
          <table:table-cell table:style-name="ce36"/>
          <table:table-cell table:style-name="Default"/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functionality/ComprehensionTests.rsc</text:p>
          </table:table-cell>
          <table:table-cell table:style-name="ce36"/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functionality/ConcretePatternTests1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functionality/ConcretePatternTests2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functionality/DataDeclarationTests.rsc</text:p>
          </table:table-cell>
          <table:table-cell table:style-name="ce36"/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functionality/DataTypeTests.rsc</text:p>
          </table:table-cell>
          <table:table-cell table:style-name="ce36"/>
          <table:table-cell office:value-type="string" calcext:value-type="string">
            <text:p><text:s/>INTERSEC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functionality/DeclarationTests.rsc</text:p>
          </table:table-cell>
          <table:table-cell table:style-name="ce36"/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30" office:value-type="string" calcext:value-type="string">
            <text:p>functionality/FunctionCompositionTests.rsc</text:p>
          </table:table-cell>
          <table:table-cell table:style-name="ce36"/>
          <table:table-cell/>
          <table:table-cell table:style-name="ce36"/>
          <table:table-cell table:number-columns-repeated="1020"/>
        </table:table-row>
        <table:table-row table:style-name="ro1">
          <table:table-cell table:style-name="ce29" office:value-type="string" calcext:value-type="string">
            <text:p>functionality/PatternTests.rsc</text:p>
          </table:table-cell>
          <table:table-cell table:style-name="ce36"/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functionality/PatternTestsList3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functionality/PatternTestsDescendant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functionality/ProjectionTests.rsc</text:p>
          </table:table-cell>
          <table:table-cell table:style-name="ce36"/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functionality/RangeTest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functionality/ReducerTest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functionality/RegExpTests.rsc</text:p>
          </table:table-cell>
          <table:table-cell table:style-name="ce36"/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functionality/ScopeTests.rsc</text:p>
          </table:table-cell>
          <table:table-cell table:style-name="ce36"/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functionality/StatementTests.rsc</text:p>
          </table:table-cell>
          <table:table-cell table:style-name="ce36"/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functionality/SubscriptTests.rsc</text:p>
          </table:table-cell>
          <table:table-cell table:style-name="ce36"/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functionality/VisitTests.rsc</text:p>
          </table:table-cell>
          <table:table-cell table:style-name="ce36"/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BacktrackingTest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Boolean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Equality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Function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Integer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IO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List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ListRelation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Map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Matching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Node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Relation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Set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SolvedIssue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String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StringTest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Tuple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library/BooleanTest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library/GraphTest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library/IntegerTest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library/ListTests.rsc</text:p>
          </table:table-cell>
          <table:table-cell table:style-name="ce36"/>
          <table:table-cell/>
          <table:table-cell table:style-name="ce37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library/MapTest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library/MathTest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library/NumberTest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library/RelationTest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library/SetTests.rs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29" office:value-type="string" calcext:value-type="string">
            <text:p>library/StringTests.rsc</text:p>
          </table:table-cell>
          <table:table-cell table:style-name="ce36"/>
          <table:table-cell table:number-columns-repeated="1022"/>
        </table:table-row>
        <table:table-row table:style-name="ro1" table:number-rows-repeated="3">
          <table:table-cell table:style-name="ce29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1:59:11.7329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11-18T13:04:30.622092000</dc:date>
    <meta:editing-duration>P29DT3H22M16S</meta:editing-duration>
    <meta:editing-cycles>94</meta:editing-cycles>
    <meta:generator>LibreOffice/4.3.3.2$MacOSX_X86_64 LibreOffice_project/9bb7eadab57b6755b1265afa86e04bf45fbfc644</meta:generator>
    <meta:document-statistic meta:table-count="5" meta:cell-count="498" meta:object-count="0"/>
  </office:meta>
</office:document-meta>
</file>